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6f759" officeooo:paragraph-rsid="0016f759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6f759" style:font-size-asian="18pt" style:font-style-asian="normal" style:font-weight-asian="normal" style:font-size-complex="18pt"/>
    </style:style>
    <style:style style:name="T5" style:family="text">
      <style:text-properties officeooo:rsid="0016f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21st</text:span><text:span text:style-name="T3"> of </text:span><text:span text:style-name="T4">October</text:span><text:span text:style-name="T3"> 2020 under the </text:span><text:span text:style-name="T4">28th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recognise Altius Abyssum, located to the far south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3">lonewolf13429</text:p>
      <text:p text:style-name="P1"/>
      <text:p text:style-name="P1"/>
      <text:p text:style-name="P1"/>
      <text:p text:style-name="Standard"><text:span text:style-name="T1">[</text:span><text:span text:style-name="T2">Motion 28-6: To recognise Altius Abyssum (of lonewolf13429)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21T18:19:59.442053499</dc:date>
    <meta:editing-duration>PT1M16S</meta:editing-duration>
    <meta:editing-cycles>3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8" meta:word-count="47" meta:character-count="314" meta:non-whitespace-character-count="275"/>
  </office:meta>
</office:document-meta>
</file>